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2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3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4" style:family="table-cell" style:data-style-name="ND-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5" style:family="table-cell" style:data-style-name="ND-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6" style:family="table-cell" style:data-style-name="ND-2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E-7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top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style style:name="ACOL-1" style:family="table-column">
      <style:table-column-properties style:column-width="79.5pt" style:use-optimal-column-width="false"/>
    </style:style>
    <style:style style:name="ACOL-2" style:family="table-column">
      <style:table-column-properties style:column-width="52.5pt" style:use-optimal-column-width="false"/>
    </style:style>
    <style:style style:name="ACOL-3" style:family="table-column"/>
    <style:style style:name="AROW-1" style:family="table-row">
      <style:table-row-properties style:row-height="14.2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 table:number-columns-repeated="5"/>
        <table:table-column table:style-name="ACOL-0" table:number-columns-repeated="2"/>
        <table:table-column table:style-name="ACOL-0" table:number-columns-repeated="248"/>
        <table:table-row table:style-name="AROW-1">
          <table:table-cell table:style-name="Gnumeric-default"/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number-columns-repeated="253" table:style-name="Gnumeric-default"/>
        </table:table-row>
        <table:table-row table:style-name="AROW-1">
          <table:table-cell table:style-name="Gnumeric-default" office:value-type="string">
            <text:p>Offset (POShorse - POSscout):</text:p>
          </table:table-cell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top view</text:p>
          </table:table-cell>
          <table:table-cell table:number-columns-repeated="2" table:style-name="Gnumeric-default"/>
          <table:table-cell table:style-name="ACE-3" office:value-type="string">
            <text:p>rot</text:p>
          </table:table-cell>
          <table:table-cell table:style-name="ACE-3" office:value-type="string">
            <text:p>cos</text:p>
          </table:table-cell>
          <table:table-cell table:style-name="ACE-3" office:value-type="string">
            <text:p>sin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W</text:p>
          </table:table-cell>
          <table:table-cell table:style-name="Gnumeric-default" office:value-type="float" office:value="176">
            <text:p>176</text:p>
          </table:table-cell>
          <table:table-cell table:style-name="Gnumeric-default" office:value-type="float" office:value="-50">
            <text:p>−50</text:p>
          </table:table-cell>
          <table:table-cell table:style-name="Gnumeric-default" office:value-type="float" office:value="0">
            <text:p>0</text:p>
          </table:table-cell>
          <table:table-cell table:style-name="ACE-6" table:formula="of:=COS(RADIANS([.D4]))" office:value-type="float" office:value="1">
            <text:p>1.000</text:p>
          </table:table-cell>
          <table:table-cell table:style-name="ACE-6" table:formula="of:=SIN(RADIANS([.D4]))" office:value-type="float" office:value="0">
            <text:p>0.000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E</text:p>
          </table:table-cell>
          <table:table-cell table:style-name="ACE-4" table:formula="of:=[.B$4]*[.$E5]-[.C$4]*[.$F5]" office:value-type="float" office:value="-176">
            <text:p>−176.0</text:p>
          </table:table-cell>
          <table:table-cell table:style-name="ACE-4" table:formula="of:=[.C$4]*[.$E5]+[.B$4]*[.$F5]" office:value-type="float" office:value="50.000000000000021">
            <text:p>50.0</text:p>
          </table:table-cell>
          <table:table-cell table:style-name="Gnumeric-default" office:value-type="float" office:value="180">
            <text:p>180</text:p>
          </table:table-cell>
          <table:table-cell table:style-name="ACE-6" table:formula="of:=COS(RADIANS([.D5]))" office:value-type="float" office:value="-1">
            <text:p>−1.000</text:p>
          </table:table-cell>
          <table:table-cell table:style-name="ACE-6" table:formula="of:=SIN(RADIANS([.D5]))" office:value-type="float" office:value="1.2246467991473532e-16">
            <text:p>0.000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SW</text:p>
          </table:table-cell>
          <table:table-cell table:style-name="ACE-4" table:formula="of:=[.B$4]*[.$E6]-[.C$4]*[.$F6]" office:value-type="float" office:value="159.80613254815975">
            <text:p>159.8</text:p>
          </table:table-cell>
          <table:table-cell table:style-name="ACE-4" table:formula="of:=[.C$4]*[.$E6]+[.B$4]*[.$F6]" office:value-type="float" office:value="89.095454429504969">
            <text:p>89.1</text:p>
          </table:table-cell>
          <table:table-cell table:style-name="Gnumeric-default" office:value-type="float" office:value="45">
            <text:p>45</text:p>
          </table:table-cell>
          <table:table-cell table:style-name="ACE-6" table:formula="of:=COS(RADIANS([.D6]))" office:value-type="float" office:value="0.70710678118654757">
            <text:p>0.707</text:p>
          </table:table-cell>
          <table:table-cell table:style-name="ACE-6" table:formula="of:=SIN(RADIANS([.D6]))" office:value-type="float" office:value="0.70710678118654746">
            <text:p>0.70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NW</text:p>
          </table:table-cell>
          <table:table-cell table:style-name="ACE-4" table:formula="of:=[.B$4]*[.$E7]-[.C$4]*[.$F7]" office:value-type="float" office:value="89.095454429504997">
            <text:p>89.1</text:p>
          </table:table-cell>
          <table:table-cell table:style-name="ACE-4" table:formula="of:=[.C$4]*[.$E7]+[.B$4]*[.$F7]" office:value-type="float" office:value="-159.80613254815972">
            <text:p>−159.8</text:p>
          </table:table-cell>
          <table:table-cell table:style-name="Gnumeric-default" office:value-type="float" office:value="-45">
            <text:p>−45</text:p>
          </table:table-cell>
          <table:table-cell table:style-name="ACE-6" table:formula="of:=COS(RADIANS([.D7]))" office:value-type="float" office:value="0.70710678118654757">
            <text:p>0.707</text:p>
          </table:table-cell>
          <table:table-cell table:style-name="ACE-6" table:formula="of:=SIN(RADIANS([.D7]))" office:value-type="float" office:value="-0.70710678118654746">
            <text:p>−0.70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SE</text:p>
          </table:table-cell>
          <table:table-cell table:style-name="ACE-4" table:formula="of:=[.B$4]*[.$E8]-[.C$4]*[.$F8]" office:value-type="float" office:value="-89.095454429504969">
            <text:p>−89.1</text:p>
          </table:table-cell>
          <table:table-cell table:style-name="ACE-4" table:formula="of:=[.C$4]*[.$E8]+[.B$4]*[.$F8]" office:value-type="float" office:value="159.80613254815975">
            <text:p>159.8</text:p>
          </table:table-cell>
          <table:table-cell table:style-name="Gnumeric-default" office:value-type="float" office:value="135">
            <text:p>135</text:p>
          </table:table-cell>
          <table:table-cell table:style-name="ACE-6" table:formula="of:=COS(RADIANS([.D8]))" office:value-type="float" office:value="-0.70710678118654746">
            <text:p>−0.707</text:p>
          </table:table-cell>
          <table:table-cell table:style-name="ACE-6" table:formula="of:=SIN(RADIANS([.D8]))" office:value-type="float" office:value="0.70710678118654757">
            <text:p>0.70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NE</text:p>
          </table:table-cell>
          <table:table-cell table:style-name="ACE-4" table:formula="of:=[.B$4]*[.$E9]-[.C$4]*[.$F9]" office:value-type="float" office:value="-159.80613254815972">
            <text:p>−159.8</text:p>
          </table:table-cell>
          <table:table-cell table:style-name="ACE-4" table:formula="of:=[.C$4]*[.$E9]+[.B$4]*[.$F9]" office:value-type="float" office:value="-89.095454429504997">
            <text:p>−89.1</text:p>
          </table:table-cell>
          <table:table-cell table:style-name="Gnumeric-default" office:value-type="float" office:value="-135">
            <text:p>−135</text:p>
          </table:table-cell>
          <table:table-cell table:style-name="ACE-6" table:formula="of:=COS(RADIANS([.D9]))" office:value-type="float" office:value="-0.70710678118654746">
            <text:p>−0.707</text:p>
          </table:table-cell>
          <table:table-cell table:style-name="ACE-6" table:formula="of:=SIN(RADIANS([.D9]))" office:value-type="float" office:value="-0.70710678118654757">
            <text:p>−0.707</text:p>
          </table:table-cell>
          <table:table-cell table:number-columns-repeated="250" table:style-name="Gnumeric-default"/>
        </table:table-row>
        <table:table-row table:style-name="AROW-1">
          <table:table-cell table:number-columns-repeated="3" table:style-name="Gnumeric-default"/>
          <table:table-cell table:style-name="ACE-3"/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image</text:p>
          </table:table-cell>
          <table:table-cell table:style-name="Gnumeric-default"/>
          <table:table-cell table:style-name="ACE-3" office:value-type="string">
            <text:p>(inverted)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W</text:p>
          </table:table-cell>
          <table:table-cell table:style-name="Gnumeric-default" table:formula="of:=[.B4]" office:value-type="float" office:value="176">
            <text:p>176</text:p>
          </table:table-cell>
          <table:table-cell table:style-name="ACE-4" table:formula="of:=-[.C4]/SQRT(3)" office:value-type="float" office:value="28.867513459481291">
            <text:p>28.9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E</text:p>
          </table:table-cell>
          <table:table-cell table:style-name="Gnumeric-default" table:formula="of:=[.B5]" office:value-type="float" office:value="-176">
            <text:p>−176</text:p>
          </table:table-cell>
          <table:table-cell table:style-name="ACE-4" table:formula="of:=-[.C5]/SQRT(3)" office:value-type="float" office:value="-28.867513459481302">
            <text:p>−28.9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SW</text:p>
          </table:table-cell>
          <table:table-cell table:style-name="ACE-4" table:formula="of:=[.B6]" office:value-type="float" office:value="159.80613254815975">
            <text:p>159.8</text:p>
          </table:table-cell>
          <table:table-cell table:style-name="ACE-4" table:formula="of:=-[.C6]/SQRT(3)" office:value-type="float" office:value="-51.439284598446733">
            <text:p>−51.4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NW</text:p>
          </table:table-cell>
          <table:table-cell table:style-name="ACE-4" table:formula="of:=[.B7]" office:value-type="float" office:value="89.095454429504997">
            <text:p>89.1</text:p>
          </table:table-cell>
          <table:table-cell table:style-name="ACE-4" table:formula="of:=-[.C7]/SQRT(3)" office:value-type="float" office:value="92.264113644833031">
            <text:p>92.3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SE</text:p>
          </table:table-cell>
          <table:table-cell table:style-name="ACE-4" table:formula="of:=[.B8]" office:value-type="float" office:value="-89.095454429504969">
            <text:p>−89.1</text:p>
          </table:table-cell>
          <table:table-cell table:style-name="ACE-4" table:formula="of:=-[.C8]/SQRT(3)" office:value-type="float" office:value="-92.26411364483306">
            <text:p>−92.3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NE</text:p>
          </table:table-cell>
          <table:table-cell table:style-name="ACE-4" table:formula="of:=[.B9]" office:value-type="float" office:value="-159.80613254815972">
            <text:p>−159.8</text:p>
          </table:table-cell>
          <table:table-cell table:style-name="ACE-4" table:formula="of:=-[.C9]/SQRT(3)" office:value-type="float" office:value="51.439284598446747">
            <text:p>51.4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Gnumeric-default" office:value-type="string">
            <text:p>Hotspot:</text:p>
          </table:table-cell>
          <table:table-cell table:number-columns-repeated="255" table:style-name="Gnumeric-default"/>
        </table:table-row>
        <table:table-row table:style-name="AROW-1">
          <table:table-cell table:style-name="ACE-1" office:value-type="string">
            <text:p>horse</text:p>
          </table:table-cell>
          <table:table-cell table:style-name="Gnumeric-default" office:value-type="float" office:value="189">
            <text:p>189</text:p>
          </table:table-cell>
          <table:table-cell table:style-name="Gnumeric-default" office:value-type="float" office:value="306">
            <text:p>306</text:p>
          </table:table-cell>
          <table:table-cell table:number-columns-repeated="253" table:style-name="Gnumeric-default"/>
        </table:table-row>
        <table:table-row table:style-name="AROW-1">
          <table:table-cell table:style-name="ACE-1" office:value-type="string">
            <text:p>scout</text:p>
          </table:table-cell>
          <table:table-cell table:style-name="Gnumeric-default" office:value-type="float" office:value="148">
            <text:p>148</text:p>
          </table:table-cell>
          <table:table-cell table:style-name="Gnumeric-default" office:value-type="float" office:value="248">
            <text:p>248</text:p>
          </table:table-cell>
          <table:table-cell table:number-columns-repeated="253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style-name="ACE-1" office:value-type="string">
            <text:p>common</text:p>
          </table:table-cell>
          <table:table-cell table:style-name="Gnumeric-default" office:value-type="float" office:value="400">
            <text:p>400</text:p>
          </table:table-cell>
          <table:table-cell table:style-name="Gnumeric-default" office:value-type="float" office:value="400">
            <text:p>400</text:p>
          </table:table-cell>
          <table:table-cell table:number-columns-repeated="253" table:style-name="Gnumeric-default"/>
        </table:table-row>
        <table:table-row table:style-name="AROW-1">
          <table:table-cell table:style-name="ACE-1"/>
          <table:table-cell table:number-columns-repeated="255" table:style-name="Gnumeric-default"/>
        </table:table-row>
        <table:table-row table:style-name="AROW-1">
          <table:table-cell table:style-name="Gnumeric-default" office:value-type="string">
            <text:p>New hotspot</text:p>
          </table:table-cell>
          <table:table-cell table:number-columns-spanned="2" table:style-name="ACE-3" office:value-type="string">
            <text:p>horse</text:p>
          </table:table-cell>
          <table:covered-table-cell/>
          <table:table-cell table:style-name="Gnumeric-default"/>
          <table:table-cell table:number-columns-spanned="2" table:style-name="ACE-3" office:value-type="string">
            <text:p>scout</text:p>
          </table:table-cell>
          <table:covered-table-cell/>
          <table:table-cell table:number-columns-repeated="250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style-name="Gnumeric-default" table:formula="of:=[.A26]-1" office:value-type="float" office:value="-1">
            <text:p>−1</text:p>
          </table:table-cell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W</text:p>
          </table:table-cell>
          <table:table-cell table:style-name="ACE-4" table:formula="of:=[.B$23]+[.B12]*[.$A$26]" office:value-type="float" office:value="400">
            <text:p>400.0</text:p>
          </table:table-cell>
          <table:table-cell table:style-name="ACE-4" table:formula="of:=[.C$23]+[.C12]*[.$A$26]" office:value-type="float" office:value="400">
            <text:p>400.0</text:p>
          </table:table-cell>
          <table:table-cell table:style-name="Gnumeric-default"/>
          <table:table-cell table:style-name="ACE-4" table:formula="of:=[.B$23]+[.B12]*[.$D$26]" office:value-type="float" office:value="224">
            <text:p>224.0</text:p>
          </table:table-cell>
          <table:table-cell table:style-name="ACE-4" table:formula="of:=[.C$23]+[.C12]*[.$D$26]" office:value-type="float" office:value="371.1324865405187">
            <text:p>371.1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E</text:p>
          </table:table-cell>
          <table:table-cell table:style-name="ACE-4" table:formula="of:=[.B$23]+[.B13]*[.$A$26]" office:value-type="float" office:value="400">
            <text:p>400.0</text:p>
          </table:table-cell>
          <table:table-cell table:style-name="ACE-4" table:formula="of:=[.C$23]+[.C13]*[.$A$26]" office:value-type="float" office:value="400">
            <text:p>400.0</text:p>
          </table:table-cell>
          <table:table-cell table:style-name="Gnumeric-default"/>
          <table:table-cell table:style-name="ACE-4" table:formula="of:=[.B$23]+[.B13]*[.$D$26]" office:value-type="float" office:value="576">
            <text:p>576.0</text:p>
          </table:table-cell>
          <table:table-cell table:style-name="ACE-4" table:formula="of:=[.C$23]+[.C13]*[.$D$26]" office:value-type="float" office:value="428.8675134594813">
            <text:p>428.9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SW</text:p>
          </table:table-cell>
          <table:table-cell table:style-name="ACE-4" table:formula="of:=[.B$23]+[.B14]*[.$A$26]" office:value-type="float" office:value="400">
            <text:p>400.0</text:p>
          </table:table-cell>
          <table:table-cell table:style-name="ACE-4" table:formula="of:=[.C$23]+[.C14]*[.$A$26]" office:value-type="float" office:value="400">
            <text:p>400.0</text:p>
          </table:table-cell>
          <table:table-cell table:style-name="Gnumeric-default"/>
          <table:table-cell table:style-name="ACE-4" table:formula="of:=[.B$23]+[.B14]*[.$D$26]" office:value-type="float" office:value="240.19386745184025">
            <text:p>240.2</text:p>
          </table:table-cell>
          <table:table-cell table:style-name="ACE-4" table:formula="of:=[.C$23]+[.C14]*[.$D$26]" office:value-type="float" office:value="451.43928459844676">
            <text:p>451.4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NW</text:p>
          </table:table-cell>
          <table:table-cell table:style-name="ACE-4" table:formula="of:=[.B$23]+[.B15]*[.$A$26]" office:value-type="float" office:value="400">
            <text:p>400.0</text:p>
          </table:table-cell>
          <table:table-cell table:style-name="ACE-4" table:formula="of:=[.C$23]+[.C15]*[.$A$26]" office:value-type="float" office:value="400">
            <text:p>400.0</text:p>
          </table:table-cell>
          <table:table-cell table:style-name="Gnumeric-default"/>
          <table:table-cell table:style-name="ACE-4" table:formula="of:=[.B$23]+[.B15]*[.$D$26]" office:value-type="float" office:value="310.90454557049497">
            <text:p>310.9</text:p>
          </table:table-cell>
          <table:table-cell table:style-name="ACE-4" table:formula="of:=[.C$23]+[.C15]*[.$D$26]" office:value-type="float" office:value="307.73588635516694">
            <text:p>307.7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SE</text:p>
          </table:table-cell>
          <table:table-cell table:style-name="ACE-4" table:formula="of:=[.B$23]+[.B16]*[.$A$26]" office:value-type="float" office:value="400">
            <text:p>400.0</text:p>
          </table:table-cell>
          <table:table-cell table:style-name="ACE-4" table:formula="of:=[.C$23]+[.C16]*[.$A$26]" office:value-type="float" office:value="400">
            <text:p>400.0</text:p>
          </table:table-cell>
          <table:table-cell table:style-name="Gnumeric-default"/>
          <table:table-cell table:style-name="ACE-4" table:formula="of:=[.B$23]+[.B16]*[.$D$26]" office:value-type="float" office:value="489.09545442950497">
            <text:p>489.1</text:p>
          </table:table-cell>
          <table:table-cell table:style-name="ACE-4" table:formula="of:=[.C$23]+[.C16]*[.$D$26]" office:value-type="float" office:value="492.26411364483306">
            <text:p>492.3</text:p>
          </table:table-cell>
          <table:table-cell table:number-columns-repeated="250" table:style-name="Gnumeric-default"/>
        </table:table-row>
        <table:table-row table:style-name="AROW-1">
          <table:table-cell table:style-name="ACE-1" office:value-type="string">
            <text:p>NE</text:p>
          </table:table-cell>
          <table:table-cell table:style-name="ACE-4" table:formula="of:=[.B$23]+[.B17]*[.$A$26]" office:value-type="float" office:value="400">
            <text:p>400.0</text:p>
          </table:table-cell>
          <table:table-cell table:style-name="ACE-4" table:formula="of:=[.C$23]+[.C17]*[.$A$26]" office:value-type="float" office:value="400">
            <text:p>400.0</text:p>
          </table:table-cell>
          <table:table-cell table:style-name="Gnumeric-default"/>
          <table:table-cell table:style-name="ACE-4" table:formula="of:=[.B$23]+[.B17]*[.$D$26]" office:value-type="float" office:value="559.80613254815967">
            <text:p>559.8</text:p>
          </table:table-cell>
          <table:table-cell table:style-name="ACE-4" table:formula="of:=[.C$23]+[.C17]*[.$D$26]" office:value-type="float" office:value="348.56071540155324">
            <text:p>348.6</text:p>
          </table:table-cell>
          <table:table-cell table:number-columns-repeated="250" table:style-name="Gnumeric-default"/>
        </table:table-row>
        <table:table-row table:style-name="AROW-0">
          <table:table-cell table:number-columns-repeated="256"/>
        </table:table-row>
        <table:table-row table:style-name="AROW-1">
          <table:table-cell table:number-rows-spanned="2" table:style-name="ACE-2" office:value-type="string">
            <text:p>Composite position</text:p>
          </table:table-cell>
          <table:table-cell table:number-columns-spanned="2" table:style-name="ACE-3" office:value-type="string">
            <text:p>horse</text:p>
          </table:table-cell>
          <table:covered-table-cell/>
          <table:table-cell table:style-name="Gnumeric-default"/>
          <table:table-cell table:number-columns-spanned="2" table:style-name="ACE-3" office:value-type="string">
            <text:p>scout</text:p>
          </table:table-cell>
          <table:covered-table-cell/>
          <table:table-cell table:style-name="Gnumeric-default"/>
          <table:table-cell table:number-rows-spanned="2" table:style-name="ACE-7" office:value-type="string">
            <text:p>draw order</text:p>
          </table:table-cell>
          <table:table-cell table:number-columns-repeated="248" table:style-name="Gnumeric-default"/>
        </table:table-row>
        <table:table-row table:style-name="AROW-1">
          <table:covered-table-cell/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style-name="Gnumeric-default"/>
          <table:table-cell table:style-name="ACE-3" office:value-type="string">
            <text:p>X</text:p>
          </table:table-cell>
          <table:table-cell table:style-name="ACE-3" office:value-type="string">
            <text:p>Y</text:p>
          </table:table-cell>
          <table:table-cell table:style-name="Gnumeric-default"/>
          <table:covered-table-cell/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W</text:p>
          </table:table-cell>
          <table:table-cell table:style-name="ACE-5" table:formula="of:=[.B27]-[.B$20]" office:value-type="float" office:value="211">
            <text:p>211</text:p>
          </table:table-cell>
          <table:table-cell table:style-name="ACE-5" table:formula="of:=[.C27]-[.C$20]" office:value-type="float" office:value="94">
            <text:p>94</text:p>
          </table:table-cell>
          <table:table-cell table:style-name="ACE-5"/>
          <table:table-cell table:style-name="ACE-5" table:formula="of:=[.E27]-[.B$21]" office:value-type="float" office:value="76">
            <text:p>76</text:p>
          </table:table-cell>
          <table:table-cell table:style-name="ACE-5" table:formula="of:=[.F27]-[.C$21]" office:value-type="float" office:value="123.1324865405187">
            <text:p>123</text:p>
          </table:table-cell>
          <table:table-cell table:style-name="Gnumeric-default"/>
          <table:table-cell table:style-name="ACE-3" table:formula="of:=IF([.C12]&gt;0;&quot;S, H&quot;;&quot;H, S&quot;)" office:value-type="string" office:string-value="S, H">
            <text:p>S, H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E</text:p>
          </table:table-cell>
          <table:table-cell table:style-name="ACE-5" table:formula="of:=[.B28]-[.B$20]" office:value-type="float" office:value="211">
            <text:p>211</text:p>
          </table:table-cell>
          <table:table-cell table:style-name="ACE-5" table:formula="of:=[.C28]-[.C$20]" office:value-type="float" office:value="94">
            <text:p>94</text:p>
          </table:table-cell>
          <table:table-cell table:style-name="ACE-5"/>
          <table:table-cell table:style-name="ACE-5" table:formula="of:=[.E28]-[.B$21]" office:value-type="float" office:value="428">
            <text:p>428</text:p>
          </table:table-cell>
          <table:table-cell table:style-name="ACE-5" table:formula="of:=[.F28]-[.C$21]" office:value-type="float" office:value="180.8675134594813">
            <text:p>181</text:p>
          </table:table-cell>
          <table:table-cell table:style-name="Gnumeric-default"/>
          <table:table-cell table:style-name="ACE-3" table:formula="of:=IF([.C13]&gt;0;&quot;S, H&quot;;&quot;H, S&quot;)" office:value-type="string" office:string-value="H, S">
            <text:p>H, S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SW</text:p>
          </table:table-cell>
          <table:table-cell table:style-name="ACE-5" table:formula="of:=[.B29]-[.B$20]" office:value-type="float" office:value="211">
            <text:p>211</text:p>
          </table:table-cell>
          <table:table-cell table:style-name="ACE-5" table:formula="of:=[.C29]-[.C$20]" office:value-type="float" office:value="94">
            <text:p>94</text:p>
          </table:table-cell>
          <table:table-cell table:style-name="ACE-5"/>
          <table:table-cell table:style-name="ACE-5" table:formula="of:=[.E29]-[.B$21]" office:value-type="float" office:value="92.193867451840248">
            <text:p>92</text:p>
          </table:table-cell>
          <table:table-cell table:style-name="ACE-5" table:formula="of:=[.F29]-[.C$21]" office:value-type="float" office:value="203.43928459844676">
            <text:p>203</text:p>
          </table:table-cell>
          <table:table-cell table:style-name="Gnumeric-default"/>
          <table:table-cell table:style-name="ACE-3" table:formula="of:=IF([.C14]&gt;0;&quot;S, H&quot;;&quot;H, S&quot;)" office:value-type="string" office:string-value="H, S">
            <text:p>H, S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NW</text:p>
          </table:table-cell>
          <table:table-cell table:style-name="ACE-5" table:formula="of:=[.B30]-[.B$20]" office:value-type="float" office:value="211">
            <text:p>211</text:p>
          </table:table-cell>
          <table:table-cell table:style-name="ACE-5" table:formula="of:=[.C30]-[.C$20]" office:value-type="float" office:value="94">
            <text:p>94</text:p>
          </table:table-cell>
          <table:table-cell table:style-name="ACE-5"/>
          <table:table-cell table:style-name="ACE-5" table:formula="of:=[.E30]-[.B$21]" office:value-type="float" office:value="162.90454557049497">
            <text:p>163</text:p>
          </table:table-cell>
          <table:table-cell table:style-name="ACE-5" table:formula="of:=[.F30]-[.C$21]" office:value-type="float" office:value="59.73588635516694">
            <text:p>60</text:p>
          </table:table-cell>
          <table:table-cell table:style-name="Gnumeric-default"/>
          <table:table-cell table:style-name="ACE-3" table:formula="of:=IF([.C15]&gt;0;&quot;S, H&quot;;&quot;H, S&quot;)" office:value-type="string" office:string-value="S, H">
            <text:p>S, H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SE</text:p>
          </table:table-cell>
          <table:table-cell table:style-name="ACE-5" table:formula="of:=[.B31]-[.B$20]" office:value-type="float" office:value="211">
            <text:p>211</text:p>
          </table:table-cell>
          <table:table-cell table:style-name="ACE-5" table:formula="of:=[.C31]-[.C$20]" office:value-type="float" office:value="94">
            <text:p>94</text:p>
          </table:table-cell>
          <table:table-cell table:style-name="ACE-5"/>
          <table:table-cell table:style-name="ACE-5" table:formula="of:=[.E31]-[.B$21]" office:value-type="float" office:value="341.09545442950497">
            <text:p>341</text:p>
          </table:table-cell>
          <table:table-cell table:style-name="ACE-5" table:formula="of:=[.F31]-[.C$21]" office:value-type="float" office:value="244.26411364483306">
            <text:p>244</text:p>
          </table:table-cell>
          <table:table-cell table:style-name="Gnumeric-default"/>
          <table:table-cell table:style-name="ACE-3" table:formula="of:=IF([.C16]&gt;0;&quot;S, H&quot;;&quot;H, S&quot;)" office:value-type="string" office:string-value="H, S">
            <text:p>H, S</text:p>
          </table:table-cell>
          <table:table-cell table:number-columns-repeated="248" table:style-name="Gnumeric-default"/>
        </table:table-row>
        <table:table-row table:style-name="AROW-1">
          <table:table-cell table:style-name="ACE-1" office:value-type="string">
            <text:p>NE</text:p>
          </table:table-cell>
          <table:table-cell table:style-name="ACE-5" table:formula="of:=[.B32]-[.B$20]" office:value-type="float" office:value="211">
            <text:p>211</text:p>
          </table:table-cell>
          <table:table-cell table:style-name="ACE-5" table:formula="of:=[.C32]-[.C$20]" office:value-type="float" office:value="94">
            <text:p>94</text:p>
          </table:table-cell>
          <table:table-cell table:style-name="ACE-5"/>
          <table:table-cell table:style-name="ACE-5" table:formula="of:=[.E32]-[.B$21]" office:value-type="float" office:value="411.80613254815967">
            <text:p>412</text:p>
          </table:table-cell>
          <table:table-cell table:style-name="ACE-5" table:formula="of:=[.F32]-[.C$21]" office:value-type="float" office:value="100.56071540155324">
            <text:p>101</text:p>
          </table:table-cell>
          <table:table-cell table:style-name="Gnumeric-default"/>
          <table:table-cell table:style-name="ACE-3" table:formula="of:=IF([.C17]&gt;0;&quot;S, H&quot;;&quot;H, S&quot;)" office:value-type="string" office:string-value="S, H">
            <text:p>S, H</text:p>
          </table:table-cell>
          <table:table-cell table:number-columns-repeated="248" table:style-name="Gnumeric-default"/>
        </table:table-row>
        <table:table-row table:style-name="AROW-0">
          <table:table-cell table:number-columns-repeated="256"/>
        </table:table-row>
        <table:table-row table:style-name="AROW-1" table:number-rows-repeated="6">
          <table:table-cell table:style-name="Gnumeric-default"/>
          <table:table-cell table:number-columns-repeated="5" table:style-name="ACE-5"/>
          <table:table-cell table:number-columns-repeated="250" table:style-name="Gnumeric-default"/>
        </table:table-row>
        <table:table-row table:style-name="AROW-0">
          <table:table-cell table:number-columns-repeated="256"/>
        </table:table-row>
        <table:table-row table:style-name="AROW-1" table:number-rows-repeated="7">
          <table:table-cell table:style-name="Gnumeric-default"/>
          <table:table-cell table:number-columns-repeated="5" table:style-name="ACE-5"/>
          <table:table-cell table:number-columns-repeated="250" table:style-name="Gnumeric-default"/>
        </table:table-row>
        <table:table-row table:style-name="AROW-0" table:number-rows-repeated="65480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1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03-15T19:40:55Z</dc:date>
    <meta:creation-date>2022-03-04T18:08:34Z</meta:creation-date>
    <meta:generator>gnumeric/1.12.44</meta:generator>
  </office:meta>
</office:document-meta>
</file>